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0E0000000E37567220085DCA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47.59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203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57.06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35.81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cccccc" fo:border="0.06pt solid #000000"/>
      <style:text-properties style:font-name="Liberation Sans"/>
    </style:style>
    <style:style style:name="ce9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10" style:family="table-cell" style:parent-style-name="Default">
      <style:table-cell-properties fo:border="0.06pt solid #000000"/>
      <style:text-properties style:font-name="Liberation Sans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border="0.06pt solid #000000"/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asur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number-columns-repeated="1016" table:default-cell-style-name="ce2"/>
        <table:table-row table:style-name="ro1">
          <table:table-cell office:value-type="string" calcext:value-type="string">
            <text:p>Country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al gov. Link for Corona: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2">
          <table:table-cell table:style-name="ce5" office:value-type="string" calcext:value-type="string">
            <text:p>Measur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Partial </text:p>
            <text:p>(y = partial)</text:p>
          </table:table-cell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To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Explanation </text:p>
          </table:table-cell>
          <table:table-cell table:style-name="ce5" office:value-type="string" calcext:value-type="string">
            <text:p>Sources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Child/Day care</text:p>
          </table:table-cell>
          <table:table-cell table:style-name="ce11" office:value-type="string" calcext:value-type="string">
            <text:p>Education</text:p>
          </table:table-cell>
          <table:table-cell table:style-name="ce9" office:value-type="string" calcext:value-type="string">
            <text:p>y</text:p>
          </table:table-cell>
          <table:table-cell table:style-name="ce9" table:number-columns-repeated="3"/>
          <table:table-cell table:style-name="ce9" office:value-type="string" calcext:value-type="string">
            <text:p>Only outside school</text:p>
          </table:table-cell>
          <table:table-cell table:style-name="ce9"/>
          <table:table-cell table:style-name="ce15" table:number-columns-repeated="1015"/>
        </table:table-row>
        <table:table-row table:style-name="ro1">
          <table:table-cell table:style-name="ce9" office:value-type="string" calcext:value-type="string">
            <text:p>Child/Day care</text:p>
          </table:table-cell>
          <table:table-cell table:style-name="ce11" office:value-type="string" calcext:value-type="string">
            <text:p>Education</text:p>
          </table:table-cell>
          <table:table-cell table:style-name="ce9" table:number-columns-repeated="4"/>
          <table:table-cell table:style-name="ce9" office:value-type="string" calcext:value-type="string">
            <text:p>Only outside school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rimary school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0" table:number-columns-repeated="2"/>
          <table:table-cell table:style-name="ce12" office:value-type="string" calcext:value-type="string">
            <text:p>1st to 9th gra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rimary school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3"/>
          <table:table-cell table:style-name="ce10" table:number-columns-repeated="2"/>
          <table:table-cell table:style-name="ce12" office:value-type="string" calcext:value-type="string">
            <text:p>1st to 9th grade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Secondary/Vocational/High school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Secondary/Vocational/High school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Universities</text:p>
          </table:table-cell>
          <table:table-cell table:style-name="ce12" office:value-type="string" calcext:value-type="string">
            <text:p>Education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Universities</text:p>
          </table:table-cell>
          <table:table-cell table:style-name="ce12" office:value-type="string" calcext:value-type="string">
            <text:p>Education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Face cover/mask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Face cover/mask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Gathering restricions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Restrictions on how many people are allowed together in public.</text:p>
            <text:p>Partial: &gt;10 allowed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Gathering restricions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Restrictions on how many people are allowed together in public.</text:p>
            <text:p>Partial: &gt;10 allowe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Lock In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Lock In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Lock in, Approval needed</text:p>
          </table:table-cell>
          <table:table-cell table:style-name="ce12" office:value-type="string" calcext:value-type="string">
            <text:p>Public space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.&lt;br /&gt; Paper/Digital pass needed when leaving the house.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Lock in, Approval needed</text:p>
          </table:table-cell>
          <table:table-cell table:style-name="ce12" office:value-type="string" calcext:value-type="string">
            <text:p>Public space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Everybody has to stay home except buying food, medical reasons, work.&lt;br /&gt; Paper/Digital pass needed when leaving the house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Non-essential shops</text:p>
          </table:table-cell>
          <table:table-cell table:style-name="ce12" office:value-type="string" calcext:value-type="string">
            <text:p>Business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ll shops except Pharmacies, Food. <text:s/>Document other exception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Non-essential shops</text:p>
          </table:table-cell>
          <table:table-cell table:style-name="ce12" office:value-type="string" calcext:value-type="string">
            <text:p>Business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ll shops except Pharmacies, Food. <text:s/>Document other exceptions.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Restaurants/Bars/Pubs</text:p>
          </table:table-cell>
          <table:table-cell table:style-name="ce12" office:value-type="string" calcext:value-type="string">
            <text:p>Business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outside areas open, max. people per table restrictions etc</text:p>
            <text:p>Full: closed (except delivery/take away)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 office:value-type="string" calcext:value-type="string">
            <text:p>Restaurants/Bars/Pubs</text:p>
          </table:table-cell>
          <table:table-cell table:style-name="ce12" office:value-type="string" calcext:value-type="string">
            <text:p>Business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outside areas open, max. people per table restrictions etc</text:p>
            <text:p>Full: closed (except delivery/take away)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Border</text:p>
          </table:table-cell>
          <table:table-cell table:style-name="ce12" office:value-type="string" calcext:value-type="string">
            <text:p>Border/Travel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in general border open but with restrictions (certain nationalities not allowed to enter, border to certain neighbours closed)</text:p>
            <text:p>Full: Full closure with exceptions</text:p>
          </table:table-cell>
          <table:table-cell table:style-name="ce9"/>
          <table:table-cell table:style-name="ce15" table:number-columns-repeated="1015"/>
        </table:table-row>
        <table:table-row table:style-name="ro5">
          <table:table-cell table:style-name="ce10" office:value-type="string" calcext:value-type="string">
            <text:p>Border</text:p>
          </table:table-cell>
          <table:table-cell table:style-name="ce12" office:value-type="string" calcext:value-type="string">
            <text:p>Border/Travel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Partial: in general border open but with restrictions (certain nationalities not allowed to enter, border to certain neighbours closed)</text:p>
            <text:p>Full: Full closure with exceptions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Quarantine after return</text:p>
          </table:table-cell>
          <table:table-cell table:style-name="ce12" office:value-type="string" calcext:value-type="string">
            <text:p>Border/Travel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2"/>
          <table:table-cell table:style-name="ce12" office:value-type="string" calcext:value-type="string">
            <text:p>People have to go into quarantine when entering the country.</text:p>
            <text:p>Partial: only when coming from certain countries/regions</text:p>
          </table:table-cell>
          <table:table-cell table:style-name="ce10"/>
          <table:table-cell table:number-columns-repeated="1015"/>
        </table:table-row>
        <table:table-row table:style-name="ro5">
          <table:table-cell table:style-name="ce10" office:value-type="string" calcext:value-type="string">
            <text:p>Quarantine after return</text:p>
          </table:table-cell>
          <table:table-cell table:style-name="ce12" office:value-type="string" calcext:value-type="string">
            <text:p>Border/Travel</text:p>
          </table:table-cell>
          <table:table-cell table:style-name="ce10"/>
          <table:table-cell table:style-name="ce14"/>
          <table:table-cell table:style-name="ce12" table:number-columns-repeated="2"/>
          <table:table-cell table:style-name="ce12" office:value-type="string" calcext:value-type="string">
            <text:p>People have to go into quarantine when entering the country.</text:p>
            <text:p>Partial: only when coming from certain countries/regions</text:p>
          </table:table-cell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flight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flight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train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International train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cities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cities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3">
          <table:table-cell table:style-name="ce10" office:value-type="string" calcext:value-type="string">
            <text:p>Public transport national</text:p>
          </table:table-cell>
          <table:table-cell table:style-name="ce12" office:value-type="string" calcext:value-type="string">
            <text:p>Tran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1">
          <table:table-cell table:style-name="ce10" office:value-type="string" calcext:value-type="string">
            <text:p>Public transport national</text:p>
          </table:table-cell>
          <table:table-cell table:style-name="ce12" office:value-type="string" calcext:value-type="string">
            <text:p>Tran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lubs/concert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lubs/concert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inema/theatre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Cinema/theatre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Hotel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Hotel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Museums/Libraries/Zoo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 office:value-type="string" calcext:value-type="string">
            <text:p>y</text:p>
          </table:table-cell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nd similar public institution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10" office:value-type="string" calcext:value-type="string">
            <text:p>Museums/Libraries/Zoos</text:p>
          </table:table-cell>
          <table:table-cell table:style-name="ce12" office:value-type="string" calcext:value-type="string">
            <text:p>Leisure/Culture/Sport</text:p>
          </table:table-cell>
          <table:table-cell table:style-name="ce10"/>
          <table:table-cell table:style-name="ce14"/>
          <table:table-cell table:style-name="ce12" office:value-type="string" calcext:value-type="string">
            <text:p> </text:p>
          </table:table-cell>
          <table:table-cell table:style-name="ce12"/>
          <table:table-cell table:style-name="ce12" office:value-type="string" calcext:value-type="string">
            <text:p>And similar public institutions</text:p>
          </table:table-cell>
          <table:table-cell table:style-name="ce10"/>
          <table:table-cell table:number-columns-repeated="1015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asure Types" table:style-name="ta1">
        <table:shapes>
          <draw:frame draw:z-index="0" draw:name="https://www.coronameasures.ch/static/admin/img/icon-yes.d2f9f035226a.svg" draw:style-name="gr1" draw:text-style-name="P1" svg:width="10.46pt" svg:height="10.46pt" svg:x="191.99pt" svg:y="12.7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" draw:name="https://www.coronameasures.ch/static/admin/img/icon-yes.d2f9f035226a.svg" draw:style-name="gr1" draw:text-style-name="P1" svg:width="10.46pt" svg:height="10.46pt" svg:x="127.98pt" svg:y="0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" draw:name="https://www.coronameasures.ch/static/admin/img/icon-yes.d2f9f035226a.svg" draw:style-name="gr1" draw:text-style-name="P1" svg:width="10.46pt" svg:height="10.46pt" svg:x="191.99pt" svg:y="38.3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3" draw:name="https://www.coronameasures.ch/static/admin/img/icon-yes.d2f9f035226a.svg" draw:style-name="gr1" draw:text-style-name="P1" svg:width="10.46pt" svg:height="10.46pt" svg:x="191.99pt" svg:y="25.6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4" draw:name="https://www.coronameasures.ch/static/admin/img/icon-yes.d2f9f035226a.svg" draw:style-name="gr1" draw:text-style-name="P1" svg:width="10.46pt" svg:height="10.46pt" svg:x="191.99pt" svg:y="51.1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5" draw:name="https://www.coronameasures.ch/static/admin/img/icon-yes.d2f9f035226a.svg" draw:style-name="gr1" draw:text-style-name="P1" svg:width="10.46pt" svg:height="10.46pt" svg:x="191.99pt" svg:y="63.9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6" draw:name="https://www.coronameasures.ch/static/admin/img/icon-yes.d2f9f035226a.svg" draw:style-name="gr1" draw:text-style-name="P1" svg:width="10.46pt" svg:height="10.46pt" svg:x="191.99pt" svg:y="76.7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7" draw:name="https://www.coronameasures.ch/static/admin/img/icon-yes.d2f9f035226a.svg" draw:style-name="gr1" draw:text-style-name="P1" svg:width="10.46pt" svg:height="10.46pt" svg:x="191.99pt" svg:y="89.57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8" draw:name="https://www.coronameasures.ch/static/admin/img/icon-yes.d2f9f035226a.svg" draw:style-name="gr1" draw:text-style-name="P1" svg:width="10.46pt" svg:height="10.46pt" svg:x="191.99pt" svg:y="102.3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9" draw:name="https://www.coronameasures.ch/static/admin/img/icon-yes.d2f9f035226a.svg" draw:style-name="gr1" draw:text-style-name="P1" svg:width="10.46pt" svg:height="10.46pt" svg:x="191.99pt" svg:y="115.2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0" draw:name="https://www.coronameasures.ch/static/admin/img/icon-yes.d2f9f035226a.svg" draw:style-name="gr1" draw:text-style-name="P1" svg:width="10.46pt" svg:height="10.46pt" svg:x="191.99pt" svg:y="127.9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1" draw:name="https://www.coronameasures.ch/static/admin/img/icon-yes.d2f9f035226a.svg" draw:style-name="gr1" draw:text-style-name="P1" svg:width="10.46pt" svg:height="10.46pt" svg:x="191.99pt" svg:y="140.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2" draw:name="https://www.coronameasures.ch/static/admin/img/icon-yes.d2f9f035226a.svg" draw:style-name="gr1" draw:text-style-name="P1" svg:width="10.46pt" svg:height="10.46pt" svg:x="191.99pt" svg:y="166.3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3" draw:name="https://www.coronameasures.ch/static/admin/img/icon-yes.d2f9f035226a.svg" draw:style-name="gr1" draw:text-style-name="P1" svg:width="10.46pt" svg:height="10.46pt" svg:x="191.99pt" svg:y="153.5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4" draw:name="https://www.coronameasures.ch/static/admin/img/icon-yes.d2f9f035226a.svg" draw:style-name="gr1" draw:text-style-name="P1" svg:width="10.46pt" svg:height="10.46pt" svg:x="191.99pt" svg:y="179.1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5" draw:name="https://www.coronameasures.ch/static/admin/img/icon-yes.d2f9f035226a.svg" draw:style-name="gr1" draw:text-style-name="P1" svg:width="10.46pt" svg:height="10.46pt" svg:x="191.99pt" svg:y="191.9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6" draw:name="https://www.coronameasures.ch/static/admin/img/icon-yes.d2f9f035226a.svg" draw:style-name="gr1" draw:text-style-name="P1" svg:width="10.46pt" svg:height="10.46pt" svg:x="191.99pt" svg:y="204.77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7" draw:name="https://www.coronameasures.ch/static/admin/img/icon-yes.d2f9f035226a.svg" draw:style-name="gr1" draw:text-style-name="P1" svg:width="10.46pt" svg:height="10.46pt" svg:x="191.99pt" svg:y="217.5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8" draw:name="https://www.coronameasures.ch/static/admin/img/icon-yes.d2f9f035226a.svg" draw:style-name="gr1" draw:text-style-name="P1" svg:width="10.46pt" svg:height="10.46pt" svg:x="191.99pt" svg:y="230.4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19" draw:name="https://www.coronameasures.ch/static/admin/img/icon-yes.d2f9f035226a.svg" draw:style-name="gr1" draw:text-style-name="P1" svg:width="10.46pt" svg:height="10.46pt" svg:x="191.99pt" svg:y="243.1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0" draw:name="https://www.coronameasures.ch/static/admin/img/icon-yes.d2f9f035226a.svg" draw:style-name="gr1" draw:text-style-name="P1" svg:width="10.46pt" svg:height="10.46pt" svg:x="191.99pt" svg:y="256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1" draw:name="https://www.coronameasures.ch/static/admin/img/icon-yes.d2f9f035226a.svg" draw:style-name="gr1" draw:text-style-name="P1" svg:width="10.46pt" svg:height="10.46pt" svg:x="191.99pt" svg:y="268.7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2" draw:name="https://www.coronameasures.ch/static/admin/img/icon-yes.d2f9f035226a.svg" draw:style-name="gr1" draw:text-style-name="P1" svg:width="10.46pt" svg:height="10.46pt" svg:x="191.99pt" svg:y="281.5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3" draw:name="https://www.coronameasures.ch/static/admin/img/icon-yes.d2f9f035226a.svg" draw:style-name="gr1" draw:text-style-name="P1" svg:width="10.46pt" svg:height="10.46pt" svg:x="191.99pt" svg:y="294.38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  <draw:frame draw:z-index="24" draw:name="https://www.coronameasures.ch/static/admin/img/icon-yes.d2f9f035226a.svg" draw:style-name="gr1" draw:text-style-name="P1" svg:width="10.46pt" svg:height="10.46pt" svg:x="191.99pt" svg:y="307.19pt">
            <draw:image xlink:href="https://www.coronameasures.ch/static/admin/img/icon-yes.d2f9f035226a.svg" xlink:type="simple" xlink:show="embed" xlink:actuate="onLoad">
              <text:p/>
            </draw:image>
            <draw:image xlink:href="Pictures/100002010000000E0000000E37567220085DCAA2.png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4"/>
        <table:table-row table:style-name="ro2">
          <table:table-cell office:value-type="string" calcext:value-type="string">
            <text:p>Primary schools closed</text:p>
          </table:table-cell>
          <table:table-cell office:value-type="string" calcext:value-type="string">
            <text:p>&lt;p&gt;1st to 9th grade&lt;/p&gt;</text:p>
          </table:table-cell>
        </table:table-row>
        <table:table-row table:style-name="ro2">
          <table:table-cell office:value-type="string" calcext:value-type="string">
            <text:p>Primary schools open with restrictions</text:p>
          </table:table-cell>
          <table:table-cell office:value-type="string" calcext:value-type="string">
            <text:p>&lt;p&gt;1st to 9th grade.&lt;/p&gt;</text:p>
          </table:table-cell>
        </table:table-row>
        <table:table-row table:style-name="ro2">
          <table:table-cell office:value-type="string" calcext:value-type="string">
            <text:p>Secondary/Vocational/High schools closed</text:p>
          </table:table-cell>
          <table:table-cell office:value-type="string" calcext:value-type="string">
            <text:p>&lt;p&gt;&lt;br /&gt; &amp;nbsp;&lt;/p&gt;</text:p>
          </table:table-cell>
        </table:table-row>
        <table:table-row table:style-name="ro1">
          <table:table-cell office:value-type="string" calcext:value-type="string">
            <text:p>Secondary/Vocational school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Universiti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Face cover/mask (specific areas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atherings large groups banned</text:p>
          </table:table-cell>
          <table:table-cell office:value-type="string" calcext:value-type="string">
            <text:p>&lt;p&gt;&amp;gt;500&lt;/p&gt;</text:p>
          </table:table-cell>
        </table:table-row>
        <table:table-row table:style-name="ro4">
          <table:table-cell office:value-type="string" calcext:value-type="string">
            <text:p>Gatherings medium groups banned</text:p>
          </table:table-cell>
          <table:table-cell office:value-type="string" calcext:value-type="string">
            <text:p>&lt;p&gt;&amp;lt;500 and &amp;gt;10&lt;/p&gt;</text:p>
          </table:table-cell>
        </table:table-row>
        <table:table-row table:style-name="ro2">
          <table:table-cell office:value-type="string" calcext:value-type="string">
            <text:p>Gatherings small groups banned</text:p>
          </table:table-cell>
          <table:table-cell office:value-type="string" calcext:value-type="string">
            <text:p>&lt;p&gt;&amp;lt;10&lt;/p&gt;</text:p>
          </table:table-cell>
        </table:table-row>
        <table:table-row table:style-name="ro6">
          <table:table-cell office:value-type="string" calcext:value-type="string">
            <text:p>Lock In</text:p>
          </table:table-cell>
          <table:table-cell office:value-type="string" calcext:value-type="string">
            <text:p>&lt;p&gt;Everybody has to stay home except buying food, medical reasons, work&lt;/p&gt;</text:p>
          </table:table-cell>
        </table:table-row>
        <table:table-row table:style-name="ro7">
          <table:table-cell office:value-type="string" calcext:value-type="string">
            <text:p>Lock in, Approval needed</text:p>
          </table:table-cell>
          <table:table-cell office:value-type="string" calcext:value-type="string">
            <text:p>&lt;p&gt;Everybody has to stay home except buying food, medical reasons, work.&lt;br /&gt; Paper/Digital pass needed when leaving the house.&lt;/p&gt;</text:p>
          </table:table-cell>
        </table:table-row>
        <table:table-row table:style-name="ro1">
          <table:table-cell office:value-type="string" calcext:value-type="string">
            <text:p>Non-essential shop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on-essential shop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estaurants closed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Restaurants open with restrictions</text:p>
          </table:table-cell>
          <table:table-cell office:value-type="string" calcext:value-type="string">
            <text:p>&lt;p&gt;Example restrictions:&lt;br /&gt; maximum number of people, restricted areas, special hygiene concepts&lt;/p&gt;</text:p>
          </table:table-cell>
        </table:table-row>
        <table:table-row table:style-name="ro1">
          <table:table-cell office:value-type="string" calcext:value-type="string">
            <text:p>Semi-essential shops/service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emi-essential shops/services open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rder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osed borde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/Pubs open with restricit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ars/Pubs clos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closed/banne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lubs/concerts with restriction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useums/Libraries closed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Measures.A5:Measures.AMJ44" table:contains-header="false">
          <table:sort>
            <table:sort-by table:field-number="0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1:25:56.4310086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0:35:52.864942737</meta:creation-date>
    <dc:date>2020-05-07T11:33:19.439924267</dc:date>
    <meta:editing-duration>PT21M20S</meta:editing-duration>
    <meta:editing-cycles>7</meta:editing-cycles>
    <meta:generator>LibreOffice/6.0.7.3$Linux_X86_64 LibreOffice_project/00m0$Build-3</meta:generator>
    <meta:document-statistic meta:table-count="2" meta:cell-count="205" meta:object-count="25"/>
  </office:meta>
</office:document-meta>
</file>